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table:number-columns-repeated="3" office:value-type="float" office:value="6">
            <text:p>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2/04/2019</text:date>, <text:time>16:2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git girianto</meta:initial-creator>
    <meta:creation-date>2019-02-04T16:18:48.01</meta:creation-date>
    <dc:date>2019-02-04T16:21:24.57</dc:date>
    <dc:creator>sigit girianto</dc:creator>
    <meta:editing-duration>PT2M37S</meta:editing-duration>
    <meta:editing-cycles>1</meta:editing-cycles>
    <meta:document-statistic meta:table-count="3" meta:cell-count="651" meta:object-count="0"/>
    <meta:generator>OpenOffice/4.1.5$Win32 OpenOffice.org_project/415m1$Build-9789</meta:generator>
  </office:meta>
</office:document-meta>
</file>